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font-name="Arimo" style:font-name-asian="Arimo1" style:font-name-complex="Arim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are analysing ONE survey PDF. Extract ONLY the fields below. Do not add/rename fields.</text:p>
      <text:p text:style-name="Standard"/>
      <text:p text:style-name="Standard">RULES</text:p>
      <text:p text:style-name="Standard">- If not explicitly stated: BLANK.</text:p>
      <text:p text:style-name="Standard">- If inferred: append " (INFERRED)" and cite where.</text:p>
      <text:p text:style-name="Standard">- Multi-values: use "; ".</text:p>
      <text:p text:style-name="Standard">- Yes/No for flags.</text:p>
      <text:p text:style-name="Standard"><text:span text:style-name="T1">- Give 1 short evidence (≤15 words) with page number for each non-BLANK field.</text:span></text:p>
      <text:p text:style-name="Standard">- Use only this PDF.</text:p>
      <text:p text:style-name="Standard"/>
      <text:p text:style-name="Standard">OUTPUT (two blocks, in order)</text:p>
      <text:p text:style-name="Standard"/>
      <text:p text:style-name="Standard">1) JSON</text:p>
      <text:p text:style-name="Standard">{</text:p>
      <text:p text:style-name="Standard"><text:s text:c="2"/>"Models": {</text:p>
      <text:p text:style-name="Standard"><text:s text:c="4"/>"covers_classical_and_modern_or_only_one": "", <text:s text:c="2"/>// e.g., "both"; "only classical"; "only modern"</text:p>
      <text:p text:style-name="Standard"><text:s text:c="4"/>"focus_on_specific_generator_types": "" <text:s text:c="9"/>// e.g., "privacy-preserving"; "No"</text:p>
      <text:p text:style-name="Standard"><text:s text:c="2"/>},</text:p>
      <text:p text:style-name="Standard"><text:s text:c="2"/>"Coverage": {</text:p>
      <text:p text:style-name="Standard"><text:s text:c="4"/>"years_range": "", <text:s text:c="30"/>// e.g., "2015–2024"</text:p>
      <text:p text:style-name="Standard"><text:s text:c="4"/>"venues_types_considered": "", <text:s text:c="18"/>// e.g., "conference; journal; preprint"</text:p>
      <text:p text:style-name="Standard"><text:s text:c="4"/>"papers_analyzed_count": "" <text:s text:c="21"/>// integer if stated</text:p>
      <text:p text:style-name="Standard"><text:s text:c="2"/>},</text:p>
      <text:p text:style-name="Standard"><text:s text:c="2"/>"Domains": {</text:p>
      <text:p text:style-name="Standard"><text:s text:c="4"/>"multi_domain_or_specific": "", <text:s text:c="17"/>// "multi-domain" or "specific"</text:p>
      <text:p text:style-name="Standard"><text:soft-page-break/><text:s text:c="4"/>"which_domains": "" <text:s text:c="29"/>// list if specific; else BLANK</text:p>
      <text:p text:style-name="Standard"><text:s text:c="2"/>}</text:p>
      <text:p text:style-name="Standard">}</text:p>
      <text:p text:style-name="Standard"/>
      <text:p text:style-name="Standard">2) EVIDENCE TABLE</text:p>
      <text:p text:style-name="Standard">Field | Evidence (short quote, page)</text:p>
      <text:p text:style-name="Standard"/>
      <text:p text:style-name="P1">You are analysing the SAME survey PDF. Extract ONLY the fields below. Do not add/rename fields.</text:p>
      <text:p text:style-name="Standard"/>
      <text:p text:style-name="Standard">RULES</text:p>
      <text:p text:style-name="Standard">- If not explicitly stated: BLANK.</text:p>
      <text:p text:style-name="Standard">- If inferred: append " (INFERRED)" and cite where.</text:p>
      <text:p text:style-name="Standard">- Multi-values: use "; ".</text:p>
      <text:p text:style-name="Standard">- Yes/No for flags.</text:p>
      <text:p text:style-name="Standard"><text:span text:style-name="T1">- Give 1 short evidence (≤15 words) with page number for each non-BLANK field.</text:span></text:p>
      <text:p text:style-name="Standard">- Use only this PDF.</text:p>
      <text:p text:style-name="Standard"/>
      <text:p text:style-name="Standard">OUTPUT (two blocks, in order)</text:p>
      <text:p text:style-name="Standard"/>
      <text:p text:style-name="Standard">1) JSON</text:p>
      <text:p text:style-name="Standard">{</text:p>
      <text:p text:style-name="Standard"><text:s text:c="2"/>"reproducability": "", <text:s text:c="5"/>// "Yes" or "No"; if Yes, specify: code; dataset; other; links</text:p>
      <text:p text:style-name="Standard"><text:s text:c="2"/>"Venues": "", <text:s text:c="14"/>// limits on analysed papers, e.g., "only Q1"; else "No"</text:p>
      <text:p text:style-name="Standard"><text:s text:c="2"/>"limitation": "", <text:s text:c="10"/>// "Yes" or "No" + short phrase if stated</text:p>
      <text:p text:style-name="Standard"><text:s text:c="2"/>"modality": "", <text:s text:c="12"/>// "generic" or list: tabular; time-series; image; text; graph; multimodal</text:p>
      <text:p text:style-name="Standard"><text:s text:c="2"/>"purpose": "" <text:s text:c="14"/>// "generic" or specific purpose(s): privacy; augmentation; etc.</text:p>
      <text:p text:style-name="Standard">}</text:p>
      <text:p text:style-name="Standard"/>
      <text:p text:style-name="Standard">2) EVIDENCE TABLE</text:p>
      <text:p text:style-name="Standard">Field | Evidence (short quote, pag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6" meta:word-count="270" meta:character-count="1927" meta:non-whitespace-character-count="1473"/>
    <meta:generator>LibreOfficeDev/6.0.5.2$Linux_X86_64 LibreOffice_project/</meta:generator>
  </office:meta>
</office:document-meta>
</file>